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Menlo, Monaco, Consolas, 'Liberation Mono', 'Courier New', monospace"/>
    <style:font-face style:name="Verdana" svg:font-family="Verdana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fd368" officeooo:paragraph-rsid="001fd368"/>
    </style:style>
    <style:style style:name="P2" style:family="paragraph" style:parent-style-name="Preformatted_20_Text">
      <style:paragraph-properties fo:text-align="center" style:justify-single-word="false"/>
      <style:text-properties officeooo:rsid="001fd368" officeooo:paragraph-rsid="001fd368"/>
    </style:style>
    <style:style style:name="P3" style:family="paragraph" style:parent-style-name="Preformatted_20_Text">
      <style:text-properties officeooo:rsid="001fd368" officeooo:paragraph-rsid="002048f1"/>
    </style:style>
    <style:style style:name="P4" style:family="paragraph" style:parent-style-name="Preformatted_20_Text">
      <style:text-properties fo:font-variant="normal" fo:text-transform="none" fo:color="#000000" style:font-name="Liberation Mono" fo:font-size="10pt" fo:letter-spacing="normal" fo:font-style="normal" fo:font-weight="normal" officeooo:rsid="002d5082" officeooo:paragraph-rsid="002d5082" style:font-name-asian="Nimbus Mono L" style:font-size-asian="10pt" style:font-weight-asian="normal" style:font-name-complex="Liberation Mono" style:font-size-complex="10pt" style:font-weight-complex="normal"/>
    </style:style>
    <style:style style:name="P5" style:family="paragraph" style:parent-style-name="Preformatted_20_Text">
      <style:text-properties fo:font-variant="normal" fo:text-transform="none" fo:color="#000000" style:font-name="Liberation Mono" fo:font-size="10pt" fo:letter-spacing="normal" fo:font-style="normal" fo:font-weight="normal" officeooo:rsid="00322fe7" officeooo:paragraph-rsid="00322fe7" style:font-name-asian="Nimbus Mono L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Liberation Mono" fo:font-size="16pt" fo:letter-spacing="normal" fo:font-style="normal" style:text-underline-style="solid" style:text-underline-width="auto" style:text-underline-color="font-color" fo:font-weight="bold" officeooo:rsid="00322fe7" officeooo:paragraph-rsid="00322fe7" style:font-name-asian="Nimbus Mono L" style:font-size-asian="16pt" style:font-weight-asian="bold" style:font-name-complex="Liberation Mono" style:font-size-complex="16pt" style:font-weight-complex="bold"/>
    </style:style>
    <style:style style:name="P7" style:family="paragraph" style:parent-style-name="Preformatted_20_Text">
      <style:text-properties officeooo:rsid="002f4f0d" officeooo:paragraph-rsid="002f4f0d"/>
    </style:style>
    <style:style style:name="P8" style:family="paragraph" style:parent-style-name="Text_20_body">
      <style:text-properties fo:font-variant="normal" fo:text-transform="none" fo:color="#000000" style:font-name="Verdana" fo:font-size="9pt" fo:letter-spacing="normal" fo:font-style="normal" fo:font-weight="normal" officeooo:rsid="002893dc" officeooo:paragraph-rsid="002893dc" style:font-weight-asian="normal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Mono" fo:font-size="10pt" fo:letter-spacing="normal" fo:font-style="normal" fo:font-weight="normal" officeooo:rsid="001fd368" officeooo:paragraph-rsid="002893dc" style:font-name-asian="Nimbus Mono L" style:font-size-asian="10pt" style:font-weight-asian="normal" style:font-name-complex="Liberation Mono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orphans="2" fo:widows="2"/>
    </style:style>
    <style:style style:name="P11" style:family="paragraph" style:parent-style-name="Text_20_body">
      <style:paragraph-properties fo:margin-top="0cm" fo:margin-bottom="0cm" loext:contextual-spacing="false" fo:orphans="2" fo:widows="2"/>
      <style:text-properties officeooo:paragraph-rsid="002a51ae"/>
    </style:style>
    <style:style style:name="P12" style:family="paragraph" style:parent-style-name="Preformatted_20_Text">
      <style:paragraph-properties style:border-line-width-bottom="0.03cm 0.03cm 0.03cm" fo:padding="0.074cm" fo:border-left="none" fo:border-right="none" fo:border-top="none" fo:border-bottom="2.55pt double #000000" style:join-border="false"/>
      <style:text-properties fo:font-variant="normal" fo:text-transform="none" fo:color="#000000" style:font-name="Liberation Mono" fo:font-size="10pt" fo:letter-spacing="normal" fo:font-style="normal" fo:font-weight="normal" officeooo:rsid="002d5082" officeooo:paragraph-rsid="002893dc" style:font-name-asian="Nimbus Mono L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paragraph-properties style:border-line-width-bottom="0.03cm 0.03cm 0.03cm" fo:padding="0.074cm" fo:border-left="none" fo:border-right="none" fo:border-top="none" fo:border-bottom="2.55pt double #000000" style:join-border="false"/>
      <style:text-properties fo:font-variant="normal" fo:text-transform="none" fo:color="#000000" style:font-name="Liberation Mono" fo:font-size="10pt" fo:letter-spacing="normal" fo:font-style="normal" fo:font-weight="normal" officeooo:rsid="00322fe7" officeooo:paragraph-rsid="002d5082" style:font-name-asian="Nimbus Mono L" style:font-size-asian="10pt" style:font-weight-asian="normal" style:font-name-complex="Liberation Mono" style:font-size-complex="10pt" style:font-weight-complex="normal"/>
    </style:style>
    <style:style style:name="P14" style:family="paragraph" style:parent-style-name="Text_20_body" style:list-style-name="L4">
      <style:paragraph-properties fo:orphans="2" fo:widows="2"/>
      <style:text-properties fo:font-variant="normal" fo:text-transform="none" fo:color="#000000" style:font-name="Liberation Mono" fo:font-size="10pt" fo:letter-spacing="normal" fo:font-style="normal" fo:font-weight="normal" officeooo:rsid="001fd368" style:font-name-asian="Nimbus Mono L" style:font-size-asian="10pt" style:font-weight-asian="normal" style:font-name-complex="Liberation Mono" style:font-size-complex="10pt" style:font-weight-complex="normal"/>
    </style:style>
    <style:style style:name="P15" style:family="paragraph" style:parent-style-name="Text_20_body" style:list-style-name="L4">
      <style:paragraph-properties fo:orphans="2" fo:widows="2"/>
      <style:text-properties fo:font-variant="normal" fo:text-transform="none" fo:color="#000000" style:font-name="Liberation Mono" fo:font-size="8pt" fo:letter-spacing="normal" fo:font-style="normal" fo:font-weight="normal" officeooo:rsid="001fd368" style:font-name-asian="Nimbus Mono L" style:font-size-asian="8pt" style:font-weight-asian="normal" style:font-name-complex="Liberation Mono" style:font-size-complex="8pt" style:font-weight-complex="normal"/>
    </style:style>
    <style:style style:name="P16" style:family="paragraph" style:parent-style-name="Text_20_body" style:list-style-name="L4">
      <style:paragraph-properties fo:margin-left="0.37cm" fo:margin-right="0.37cm" fo:orphans="2" fo:widows="2" fo:text-indent="0cm" style:auto-text-indent="false"/>
      <style:text-properties fo:font-variant="normal" fo:text-transform="none" fo:color="#000000" style:font-name="Liberation Mono" fo:font-size="10pt" fo:letter-spacing="normal" fo:font-style="normal" fo:font-weight="normal" officeooo:rsid="001fd368" style:font-name-asian="Nimbus Mono L" style:font-size-asian="10pt" style:font-weight-asian="normal" style:font-name-complex="Liberation Mono" style:font-size-complex="10pt" style:font-weight-complex="normal"/>
    </style:style>
    <style:style style:name="P17" style:family="paragraph" style:parent-style-name="Text_20_body" style:list-style-name="L4">
      <style:paragraph-properties fo:margin-left="0.37cm" fo:margin-right="0.37cm" fo:orphans="2" fo:widows="2" fo:text-indent="0cm" style:auto-text-indent="false"/>
      <style:text-properties fo:font-variant="normal" fo:text-transform="none" fo:color="#000000" style:font-name="Liberation Mono" fo:font-size="8pt" fo:letter-spacing="normal" fo:font-style="normal" fo:font-weight="normal" officeooo:rsid="002d5082" officeooo:paragraph-rsid="002d5082" style:font-name-asian="Nimbus Mono L" style:font-size-asian="8pt" style:font-weight-asian="normal" style:font-name-complex="Liberation Mono" style:font-size-complex="8pt" style:font-weight-complex="normal"/>
    </style:style>
    <style:style style:name="P18" style:family="paragraph" style:parent-style-name="Text_20_body" style:list-style-name="L4">
      <style:paragraph-properties fo:margin-left="0.37cm" fo:margin-right="0.37cm" fo:orphans="2" fo:widows="2" fo:text-indent="0cm" style:auto-text-indent="false"/>
      <style:text-properties fo:font-variant="normal" fo:text-transform="none" fo:color="#000000" style:font-name="Liberation Mono" fo:font-size="8pt" fo:letter-spacing="normal" fo:font-style="normal" fo:font-weight="normal" officeooo:rsid="001fd368" style:font-name-asian="Nimbus Mono L" style:font-size-asian="8pt" style:font-weight-asian="normal" style:font-name-complex="Liberation Mono" style:font-size-complex="8pt" style:font-weight-complex="normal"/>
    </style:style>
    <style:style style:name="P19" style:family="paragraph" style:parent-style-name="Text_20_body" style:list-style-name="L4">
      <style:paragraph-properties fo:margin-left="0.37cm" fo:margin-right="0.37cm" fo:orphans="2" fo:widows="2" fo:text-indent="0cm" style:auto-text-indent="false"/>
    </style:style>
    <style:style style:name="P20" style:family="paragraph" style:parent-style-name="Text_20_body" style:list-style-name="L5">
      <style:paragraph-properties fo:margin-top="0cm" fo:margin-bottom="0cm" loext:contextual-spacing="false" fo:orphans="2" fo:widows="2"/>
      <style:text-properties officeooo:paragraph-rsid="002b60be"/>
    </style:style>
    <style:style style:name="P21" style:family="paragraph" style:parent-style-name="Preformatted_20_Text" style:list-style-name="L1">
      <style:text-properties officeooo:rsid="001fd368" officeooo:paragraph-rsid="001fd368"/>
    </style:style>
    <style:style style:name="P22" style:family="paragraph" style:parent-style-name="Preformatted_20_Text" style:list-style-name="L2">
      <style:text-properties officeooo:rsid="001fd368" officeooo:paragraph-rsid="001fd368"/>
    </style:style>
    <style:style style:name="P23" style:family="paragraph" style:parent-style-name="Preformatted_20_Text" style:list-style-name="L2">
      <style:text-properties officeooo:rsid="001fd368" officeooo:paragraph-rsid="002048f1"/>
    </style:style>
    <style:style style:name="P24" style:family="paragraph" style:parent-style-name="Preformatted_20_Text" style:list-style-name="L3">
      <style:text-properties officeooo:rsid="001fd368" officeooo:paragraph-rsid="002048f1"/>
    </style:style>
    <style:style style:name="P25" style:family="paragraph" style:parent-style-name="Preformatted_20_Text" style:list-style-name="L3">
      <style:text-properties officeooo:rsid="001fd368" officeooo:paragraph-rsid="002893dc"/>
    </style:style>
    <style:style style:name="P26" style:family="paragraph" style:parent-style-name="Preformatted_20_Text" style:list-style-name="L3">
      <style:text-properties fo:font-weight="bold" officeooo:rsid="0027106f" officeooo:paragraph-rsid="0027106f" style:font-weight-asian="bold" style:font-weight-complex="bold"/>
    </style:style>
    <style:style style:name="P27" style:family="paragraph" style:parent-style-name="Preformatted_20_Text" style:list-style-name="L6">
      <style:text-properties fo:font-variant="normal" fo:text-transform="none" fo:color="#000000" style:font-name="Liberation Mono" fo:font-size="10pt" fo:letter-spacing="normal" fo:font-style="normal" fo:font-weight="normal" officeooo:rsid="002d5082" officeooo:paragraph-rsid="002d5082" style:font-name-asian="Nimbus Mono L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 style:list-style-name="L7">
      <style:text-properties fo:font-variant="normal" fo:text-transform="none" fo:color="#000000" style:font-name="Liberation Mono" fo:font-size="10pt" fo:letter-spacing="normal" fo:font-style="normal" fo:font-weight="normal" officeooo:rsid="0033d5bd" officeooo:paragraph-rsid="0033d5bd" style:font-name-asian="Nimbus Mono L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 style:list-style-name="L4">
      <style:paragraph-properties fo:margin-left="0cm" fo:margin-right="0.37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Mono" fo:font-size="10pt" fo:letter-spacing="normal" fo:font-style="normal" fo:font-weight="normal" officeooo:rsid="001fd368" style:font-name-asian="Nimbus Mono L" style:font-size-asian="10pt" style:font-weight-asian="normal" style:font-name-complex="Liberation Mono" style:font-size-complex="10pt" style:font-weight-complex="normal" loext:padding="0.318cm" loext:border="0.06pt solid #999999"/>
    </style:style>
    <style:style style:name="P30" style:family="paragraph" style:parent-style-name="Preformatted_20_Text" style:list-style-name="L4">
      <style:paragraph-properties fo:margin-left="0.37cm" fo:margin-right="0.37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Mono" fo:font-size="10pt" fo:letter-spacing="normal" fo:font-style="normal" fo:font-weight="normal" officeooo:rsid="001fd368" style:font-name-asian="Nimbus Mono L" style:font-size-asian="10pt" style:font-weight-asian="normal" style:font-name-complex="Liberation Mono" style:font-size-complex="10pt" style:font-weight-complex="normal" loext:padding="0.318cm" loext:border="0.06pt solid #999999"/>
    </style:style>
    <style:style style:name="P31" style:family="paragraph" style:parent-style-name="Preformatted_20_Text" style:list-style-name="L4">
      <style:paragraph-properties fo:margin-left="0.37cm" fo:margin-right="0.37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Mono" fo:font-size="10pt" fo:letter-spacing="normal" fo:font-style="normal" fo:font-weight="normal" officeooo:rsid="002cf297" officeooo:paragraph-rsid="002cf297" style:font-name-asian="Nimbus Mono L" style:font-size-asian="10pt" style:font-weight-asian="normal" style:font-name-complex="Liberation Mono" style:font-size-complex="10pt" style:font-weight-complex="normal" loext:padding="0.318cm" loext:border="0.06pt solid #999999"/>
    </style:style>
    <style:style style:name="P32" style:family="paragraph" style:parent-style-name="Preformatted_20_Text" style:list-style-name="L4">
      <style:paragraph-properties fo:margin-left="0.37cm" fo:margin-right="0.37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Mono" fo:font-size="8pt" fo:letter-spacing="normal" fo:font-style="normal" fo:font-weight="normal" officeooo:rsid="001fd368" style:font-name-asian="Nimbus Mono L" style:font-size-asian="8pt" style:font-weight-asian="normal" style:font-name-complex="Liberation Mono" style:font-size-complex="8pt" style:font-weight-complex="normal" loext:padding="0.318cm" loext:border="0.06pt solid #999999"/>
    </style:style>
    <style:style style:name="P33" style:family="paragraph" style:parent-style-name="Preformatted_20_Text" style:list-style-name="L4">
      <style:paragraph-properties fo:margin-left="0.37cm" fo:margin-right="0.37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officeooo:rsid="0027106f"/>
    </style:style>
    <style:style style:name="T3" style:family="text">
      <style:text-properties fo:font-variant="normal" fo:text-transform="none" fo:color="#000000" style:font-name="Liberation Mono" fo:font-size="10pt" fo:letter-spacing="normal" fo:font-style="normal" fo:font-weight="normal" officeooo:rsid="001fd368" style:font-name-asian="Nimbus Mono L" style:font-size-asian="10pt" style:font-weight-asian="normal" style:font-name-complex="Liberation Mono" style:font-size-complex="10pt" style:font-weight-complex="normal"/>
    </style:style>
    <style:style style:name="T4" style:family="text">
      <style:text-properties fo:font-variant="normal" fo:text-transform="none" fo:color="#000000" style:font-name="Liberation Mono" fo:font-size="10pt" fo:letter-spacing="normal" fo:font-style="normal" fo:font-weight="normal" officeooo:rsid="002a51ae" style:font-name-asian="Nimbus Mono L" style:font-size-asian="10pt" style:font-weight-asian="normal" style:font-name-complex="Liberation Mono" style:font-size-complex="10pt" style:font-weight-complex="normal"/>
    </style:style>
    <style:style style:name="T5" style:family="text">
      <style:text-properties fo:font-variant="normal" fo:text-transform="none" fo:color="#66d9ef" style:font-name="SFMono-Regular" fo:font-size="11.2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ffffff" style:font-name="SFMono-Regular" fo:font-size="11.2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ae81ff" style:font-name="SFMono-Regular" fo:font-size="11.25pt" fo:letter-spacing="normal" fo:font-style="normal" fo:font-weight="normal" loext:padding="0cm" loext:border="none"/>
    </style:style>
    <style:style style:name="T8" style:family="text">
      <style:text-properties officeooo:rsid="002cf297"/>
    </style:style>
    <style:style style:name="T9" style:family="text">
      <style:text-properties officeooo:rsid="0033e6d9"/>
    </style:style>
    <style:style style:name="T10" style:family="text">
      <style:text-properties officeooo:rsid="00349968"/>
    </style:style>
    <style:style style:name="T11" style:family="text">
      <style:text-properties officeooo:rsid="003578c2"/>
    </style:style>
    <style:style style:name="T12" style:family="text">
      <style:text-properties officeooo:rsid="00359635"/>
    </style:style>
    <style:style style:name="T13" style:family="text">
      <style:text-properties officeooo:rsid="0036a8ae"/>
    </style:style>
    <style:style style:name="T14" style:family="text">
      <style:text-properties fo:font-weight="bold" officeooo:rsid="0027106f" style:font-weight-asian="bold" style:font-weight-complex="bol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doop in Ubuntu</text:span> </text:p>
      <text:p text:style-name="P2"/>
      <text:p text:style-name="P1"/>
      <text:p text:style-name="P7">Please refer : https://www.digitalocean.com/community/tutorials/how-to-install-hadoop-on-ubuntu-13-10</text:p>
      <text:p text:style-name="P1">1) How to install and setup?</text:p>
      <text:list xml:id="list3703697632303458678" text:style-name="L1">
        <text:list-item>
          <text:p text:style-name="P21">Will See later on :D</text:p>
        </text:list-item>
      </text:list>
      <text:p text:style-name="P1"/>
      <text:p text:style-name="P1">2) Java_home = it is usually in /usr/lib/jvm</text:p>
      <text:p text:style-name="P1">3) <text:s/>After installation and seeting java_home path,</text:p>
      <text:list xml:id="list5552521507604134738" text:style-name="L2">
        <text:list-header>
          <text:p text:style-name="P22"/>
        </text:list-header>
        <text:list-item>
          <text:p text:style-name="P22">&gt; cd hadoop-3.0.0/etc/hadoop</text:p>
        </text:list-item>
        <text:list-item>
          <text:p text:style-name="P22">&gt; ls -l </text:p>
          <text:list>
            <text:list-header>
              <text:p text:style-name="P22">here u find ‘hadoop-env.sh’ in list </text:p>
            </text:list-header>
          </text:list>
        </text:list-item>
        <text:list-item>
          <text:p text:style-name="P22">&gt; nano hadoop-env.sh</text:p>
          <text:p text:style-name="P22"><text:tab/>add in last below cade :</text:p>
          <text:p text:style-name="P22"><text:tab/><text:tab/>- export JAVA_HOME=<text:span text:style-name="T14">/usr/lib/jvm/java-1.8.0-openjdk-amd64</text:span></text:p>
          <text:p text:style-name="P22"><text:tab/><text:tab/>- export HADOOP_PREFIX=/backup_windows/Hadoop/hadoop-3.0.0</text:p>
          <text:p text:style-name="P22"/>
        </text:list-item>
        <text:list-item>
          <text:p text:style-name="P22">press ctrl + X </text:p>
        </text:list-item>
        <text:list-item>
          <text:p text:style-name="P22">press y</text:p>
        </text:list-item>
        <text:list-item>
          <text:p text:style-name="P22">press enter </text:p>
        </text:list-item>
        <text:list-item>
          <text:p text:style-name="P22">&gt; nano etc/hadoop/core-site.xml or &gt; nano core-site.xml</text:p>
          <text:list>
            <text:list-header>
              <text:p text:style-name="P22">add below code in that file :</text:p>
              <text:p text:style-name="P22">&lt;configuration&gt;</text:p>
              <text:list>
                <text:list-header>
                  <text:p text:style-name="P22">&lt;property&gt;</text:p>
                  <text:list>
                    <text:list-header>
                      <text:p text:style-name="P22">&lt;name&gt;fs.defaultFS&lt;/name&gt;</text:p>
                      <text:p text:style-name="P22">&lt;value&gt;hdfs://localhost:9000&lt;/value&gt;</text:p>
                    </text:list-header>
                  </text:list>
                  <text:p text:style-name="P22">&lt;/property&gt;</text:p>
                </text:list-header>
              </text:list>
              <text:p text:style-name="P22">&lt;/configuration&gt;</text:p>
            </text:list-header>
          </text:list>
          <text:p text:style-name="P22"/>
        </text:list-item>
        <text:list-item>
          <text:p text:style-name="P22">&gt; nano etc/hadoop/hdfs-site.xml or &gt; nano hdfs-site.xml</text:p>
          <text:list>
            <text:list-header>
              <text:p text:style-name="P22">add below code in that file :</text:p>
              <text:p text:style-name="P22">&lt;configuration&gt;</text:p>
              <text:p text:style-name="P22">&lt;property&gt;</text:p>
              <text:list>
                <text:list-item>
                  <text:list>
                    <text:list-header>
                      <text:p text:style-name="P22">&lt;name&gt;fs.replication&lt;/name&gt;</text:p>
                      <text:p text:style-name="P22">&lt;value&gt;1&lt;/value&gt;</text:p>
                    </text:list-header>
                  </text:list>
                  <text:p text:style-name="P22">&lt;/property&gt;</text:p>
                </text:list-item>
              </text:list>
              <text:p text:style-name="P22">&lt;/configuration&gt;</text:p>
              <text:p text:style-name="P22"/>
            </text:list-header>
          </text:list>
        </text:list-item>
        <text:list-item>
          <text:p text:style-name="P22">&gt; nano mapred-site.xml</text:p>
          <text:list>
            <text:list-header>
              <text:p text:style-name="P22">add below code in that file :</text:p>
              <text:list>
                <text:list-header>
                  <text:p text:style-name="P22">&lt;configuration&gt;</text:p>
                  <text:list>
                    <text:list-header>
                      <text:p text:style-name="P22">&lt;property&gt;</text:p>
                      <text:list>
                        <text:list-header>
                          <text:p text:style-name="P22">&lt;name&gt;mapreduce.framework.name&lt;/name&gt;</text:p>
                          <text:p text:style-name="P22">&lt;value&gt;yarn&lt;/value&gt;</text:p>
                        </text:list-header>
                      </text:list>
                      <text:p text:style-name="P22">&lt;/property&gt;</text:p>
                    </text:list-header>
                  </text:list>
                  <text:p text:style-name="P22">&lt;/configuration&gt;</text:p>
                </text:list-header>
              </text:list>
            </text:list-header>
          </text:list>
        </text:list-item>
        <text:list-item>
          <text:p text:style-name="P22">Here above in value – classic – MapReduce version 2</text:p>
          <text:p text:style-name="P22"><text:s text:c="3"/><text:tab/><text:tab/> <text:s/>- loacl -running MapReduce locally (for standAlone)</text:p>
          <text:p text:style-name="P22"><text:s text:c="3"/><text:tab/><text:tab/> <text:s/>- yarn – MapReduce version 2 (for pseduo)</text:p>
          <text:p text:style-name="P22"/>
        </text:list-item>
        <text:list-item>
          <text:p text:style-name="P22">&gt; nano yarn-site.xml</text:p>
          <text:list>
            <text:list-header>
              <text:p text:style-name="P22">add below code in that file :</text:p>
              <text:list>
                <text:list-header>
                  <text:p text:style-name="P22">&lt;configuration&gt;</text:p>
                  <text:list>
                    <text:list-header>
                      <text:p text:style-name="P22">&lt;property&gt;</text:p>
                      <text:list>
                        <text:list-header>
                          <text:p text:style-name="P22">&lt;name&gt;yarn.nodemanager.aux-services&lt;/name&gt;</text:p>
                          <text:p text:style-name="P22">&lt;value&gt;mapreduce_shuffle&lt;/value&gt;</text:p>
                        </text:list-header>
                      </text:list>
                      <text:p text:style-name="P22">&lt;/property&gt;</text:p>
                    </text:list-header>
                  </text:list>
                  <text:p text:style-name="P22">&lt;/configuration&gt;</text:p>
                </text:list-header>
              </text:list>
            </text:list-header>
          </text:list>
        </text:list-item>
        <text:list-item>
          <text:p text:style-name="P22">Here above in value – classic – MapReduce version 2</text:p>
          <text:p text:style-name="P22"><text:s text:c="3"/><text:tab/><text:tab/> <text:s/>- loacl -running MapReduce locally (for standAlone)</text:p>
          <text:p text:style-name="P23"><text:soft-page-break/><text:s text:c="3"/><text:tab/><text:tab/> <text:s/>- yarn – MapReduce version 2 (for pseduo)</text:p>
          <text:p text:style-name="P23"/>
          <text:p text:style-name="P23"/>
        </text:list-item>
      </text:list>
      <text:p text:style-name="P9">Format the filesystem:</text:p>
      <text:p text:style-name="P3">4) NameNode : ~/hadoop-3.0.0</text:p>
      <text:list xml:id="list8671751693429898449" text:style-name="L3">
        <text:list-item>
          <text:p text:style-name="P24">&gt; bin/hdfs namenode -format </text:p>
          <text:p text:style-name="P25"><text:s text:c="2"/>- <text:span text:style-name="T2">if it gives an error (ERROR: /usr/lib/jvm/openjdk-8/bin/java is not <text:tab/>executable.) then = open hadoop/etc/hadoop-env.sh file and change <text:tab/>JAVA_HOME path as , </text:span></text:p>
          <text:list>
            <text:list-item>
              <text:list>
                <text:list-item>
                  <text:p text:style-name="P26">export JAVA_HOME=/usr/lib/jvm/java-1.8.0-openjdk-amd64</text:p>
                </text:list-item>
              </text:list>
            </text:list-item>
          </text:list>
        </text:list-item>
      </text:list>
      <text:p text:style-name="P8"><text:tab/></text:p>
      <text:list xml:id="list3626003348955832257" text:style-name="L4">
        <text:list-header>
          <text:p text:style-name="P29"><text:s text:c="2"/>$ bin/hdfs namenode -format</text:p>
          <text:p text:style-name="P16"/>
        </text:list-header>
        <text:list-item>
          <text:p text:style-name="P16">Start NameNode daemon and DataNode daemon:</text:p>
          <text:p text:style-name="P30"><text:s text:c="2"/>$ sbin/start-dfs.sh</text:p>
          <text:p text:style-name="P19"><text:span text:style-name="T3">The hadoop daemon log output is written to the </text:span><text:span text:style-name="Teletype"><text:span text:style-name="T3">$HADOOP_LOG_DIR</text:span></text:span><text:span text:style-name="T3"> directory (defaults to </text:span><text:span text:style-name="Teletype"><text:span text:style-name="T3">$HADOOP_HOME/logs</text:span></text:span><text:span text:style-name="T3">).</text:span></text:p>
        </text:list-item>
        <text:list-item>
          <text:p text:style-name="P14">Browse the web interface for the NameNode; by default it is available at:</text:p>
        </text:list-item>
      </text:list>
      <text:list xml:id="list6934274579807173209" text:style-name="L5">
        <text:list-item>
          <text:list>
            <text:list-item>
              <text:p text:style-name="P20"><text:span text:style-name="T3">NameNode - </text:span><text:a xlink:type="simple" xlink:href="http://localhost:9870/" text:style-name="Internet_20_link" text:visited-style-name="Visited_20_Internet_20_Link"><text:span text:style-name="Teletype"><text:span text:style-name="T3">http://localhost:</text:span></text:span></text:a><text:a xlink:type="simple" xlink:href="http://localhost:9870/" text:style-name="Internet_20_link" text:visited-style-name="Visited_20_Internet_20_Link"><text:span text:style-name="Teletype"><text:span text:style-name="T4">9870</text:span></text:span></text:a><text:a xlink:type="simple" xlink:href="http://localhost:50070/" text:style-name="Internet_20_link" text:visited-style-name="Visited_20_Internet_20_Link"><text:span text:style-name="Teletype"><text:span text:style-name="T3">/</text:span></text:span></text:a></text:p>
            </text:list-item>
          </text:list>
        </text:list-item>
      </text:list>
      <text:p text:style-name="P10"><text:span text:style-name="Teletype"><text:span text:style-name="T3"/></text:span></text:p>
      <text:p text:style-name="P11"><text:span text:style-name="Teletype"><text:span text:style-name="T3"><text:tab/><text:tab/></text:span></text:span><text:span text:style-name="Teletype"><text:span text:style-name="T4">Since Hadoop 3.0.0 - Alpha 1 there was a Change in the port <text:tab/><text:tab/><text:tab/>configuration: </text:span></text:span><text:a xlink:type="simple" xlink:href="http://localhost:50070/" text:style-name="Internet_20_link" text:visited-style-name="Visited_20_Internet_20_Link"><text:span text:style-name="Teletype">http://localhost:50070</text:span></text:a><text:span text:style-name="Teletype"><text:span text:style-name="T4"> was moved to <text:tab/><text:tab/><text:tab/><text:tab/><text:tab/>http://localhost:9870</text:span></text:span></text:p>
      <text:list xml:id="list120841147319833" text:continue-list="list3626003348955832257" text:style-name="L4">
        <text:list-item>
          <text:p text:style-name="P14">Make the HDFS directories required to execute MapReduce jobs:</text:p>
          <text:p text:style-name="P30"><text:s text:c="2"/>$ bin/hdfs dfs -mkdir /user</text:p>
          <text:p text:style-name="P30"><text:s text:c="2"/>$ bin/hdfs dfs -mkdir /user/&lt;username&gt;</text:p>
          <text:p text:style-name="P31">&gt; jps</text:p>
          <text:p text:style-name="P16"><text:s/><text:tab/><text:span text:style-name="T8">Here jps – the standard command line utility which comes with the JDK, allows us to see the running java processes</text:span></text:p>
          <text:p text:style-name="P17">############## IGNORE for as of now ###############################################</text:p>
        </text:list-item>
        <text:list-item>
          <text:p text:style-name="P18">Copy the input files into the distributed filesystem:</text:p>
          <text:p text:style-name="P32"><text:s text:c="2"/>$ bin/hdfs dfs -put etc/hadoop input</text:p>
        </text:list-item>
        <text:list-item>
          <text:p text:style-name="P18">Run some of the examples provided:</text:p>
          <text:p text:style-name="P32"><text:s text:c="2"/>$ bin/hadoop jar share/hadoop/mapreduce/hadoop-mapreduce-examples-2.9.0.jar grep input output 'dfs[a-z.]+'</text:p>
        </text:list-item>
        <text:list-item>
          <text:p text:style-name="P18">Examine the output files: Copy the output files from the distributed filesystem to the local filesystem and examine them:</text:p>
          <text:p text:style-name="P32"><text:s text:c="2"/>$ bin/hdfs dfs -get output output</text:p>
          <text:p text:style-name="P32"><text:soft-page-break/><text:s text:c="2"/>$ cat output/*</text:p>
          <text:p text:style-name="P18">or</text:p>
          <text:p text:style-name="P15">View the output files on the distributed filesystem:</text:p>
          <text:p text:style-name="P32"><text:s text:c="2"/>$ bin/hdfs dfs -cat output/*</text:p>
        </text:list-item>
        <text:list-item>
          <text:p text:style-name="P18">When you’re done, stop the daemons with:</text:p>
          <text:p text:style-name="P32"><text:s text:c="2"/>$ sbin/stop-dfs.sh</text:p>
        </text:list-item>
      </text:list>
      <text:p text:style-name="P12"/>
      <text:p text:style-name="P4"/>
      <text:list xml:id="list4367447656591377019" text:style-name="L6">
        <text:list-item>
          <text:p text:style-name="P27">&gt; sbin/<text:span text:style-name="T12">jps</text:span></text:p>
        </text:list-item>
        <text:list-item>
          <text:p text:style-name="P27"/>
        </text:list-item>
      </text:list>
      <text:p text:style-name="P4"/>
      <text:p text:style-name="P4"/>
      <text:p text:style-name="P13"/>
      <text:p text:style-name="P5"/>
      <text:p text:style-name="P5"/>
      <text:p text:style-name="P6">Run example of pseudo installed hadoop</text:p>
      <text:p text:style-name="P5"/>
      <text:p text:style-name="P5"/>
      <text:list xml:id="list6310968932515051000" text:style-name="L7">
        <text:list-item>
          <text:p text:style-name="P28">&gt; <text:span text:style-name="T9">bin/hdfs dfs -mkdir input</text:span></text:p>
        </text:list-item>
        <text:list-item>
          <text:p text:style-name="P28">&gt; <text:span text:style-name="T9">bin/hdfs dfs -put etc/hadoop/* input/</text:span></text:p>
        </text:list-item>
        <text:list-item>
          <text:p text:style-name="P28">&gt; <text:span text:style-name="T10">bin/hdfs dfs -ls input</text:span></text:p>
        </text:list-item>
        <text:list-item>
          <text:p text:style-name="P28">&gt; <text:span text:style-name="T11">bin/hadoop jar share/hadoop/mapreduce/hadoop-mapreduce-examples-2.7.5.jar grep input output ‘dfs[a-z.]+’</text:span></text:p>
        </text:list-item>
        <text:list-item>
          <text:p text:style-name="P28">&gt; <text:span text:style-name="T13">bin/hdfs dfs -cat output/*</text:span></text:p>
        </text:list-item>
        <text:list-item>
          <text:p text:style-name="P28">&gt; </text:p>
        </text:list-item>
        <text:list-item>
          <text:p text:style-name="P28">&gt; </text:p>
        </text:list-item>
        <text:list-item>
          <text:p text:style-name="P28">&gt; </text:p>
        </text:list-item>
        <text:list-item>
          <text:p text:style-name="P28">&gt; </text:p>
        </text:list-item>
        <text:list-item>
          <text:p text:style-name="P28">&gt; </text:p>
        </text:list-item>
        <text:list-item>
          <text:p text:style-name="P28">&gt; </text:p>
        </text:list-item>
        <text:list-item>
          <text:p text:style-name="P28">&gt; </text:p>
        </text:list-item>
        <text:list-item>
          <text:p text:style-name="P28">&gt; </text:p>
        </text:list-item>
        <text:list-item>
          <text:p text:style-name="P28">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Menlo, Monaco, Consolas, 'Liberation Mono', 'Courier New', monospace"/>
    <style:font-face style:name="Verdana" svg:font-family="Verdana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26T11:55:44.089433349</dc:date>
    <meta:editing-duration>PT20H36M55S</meta:editing-duration>
    <meta:editing-cycles>15</meta:editing-cycles>
    <meta:document-statistic meta:table-count="0" meta:image-count="0" meta:object-count="0" meta:page-count="3" meta:paragraph-count="109" meta:word-count="536" meta:character-count="3553" meta:non-whitespace-character-count="3107"/>
  </office:meta>
</office:document-meta>
</file>